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ULTISERVICIOS OLITEC EIR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745852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406964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FRANCO NINA, LUIS ANG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67450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8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8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3/11/2021</text:p>
          </table:table-cell>
          <table:table-cell table:style-name="Tabla2.A2" office:value-type="string">
            <text:p text:style-name="P7">5351584</text:p>
          </table:table-cell>
          <table:table-cell table:style-name="Tabla2.A2" office:value-type="string">
            <text:p text:style-name="P7">8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8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4T14:57:4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